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Roboto" svg:font-family="Roboto, sans-serif"/>
    <style:font-face style:name="monospace" svg:font-family="monospace"/>
    <style:font-face style:name="Ubuntu" svg:font-family="Ubuntu" style:font-family-generic="swiss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Zen Hei Mono" svg:font-family="'WenQuanYi Zen Hei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style:line-height-at-least="0.198in" fo:text-indent="0in" style:auto-text-indent="false"/>
    </style:style>
    <style:style style:name="P2" style:family="paragraph" style:parent-style-name="Standard">
      <style:paragraph-properties fo:margin-left="0in" fo:margin-right="0in" style:line-height-at-least="0.198in" fo:text-indent="0in" style:auto-text-indent="false"/>
    </style:style>
    <style:style style:name="P3" style:family="paragraph" style:parent-style-name="Heading_20_2">
      <style:paragraph-properties fo:margin-left="0in" fo:margin-right="0in" style:line-height-at-least="0.198in" fo:text-indent="0in" style:auto-text-indent="false"/>
      <style:text-properties fo:color="#333333" fo:font-size="15pt"/>
    </style:style>
    <style:style style:name="P4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5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variant="normal" fo:text-transform="none" fo:color="#33b5e5" style:text-line-through-style="none" style:font-name="monospace" fo:font-size="9.75pt" fo:letter-spacing="normal" fo:font-style="normal" style:text-underline-style="none" fo:font-weight="normal" style:text-blinking="false"/>
    </style:style>
    <style:style style:name="T2" style:family="text">
      <style:text-properties fo:font-variant="normal" fo:text-transform="none" fo:color="#222222" style:font-name="Roboto" fo:font-size="10.5pt" fo:letter-spacing="normal" fo:font-style="normal" fo:font-weight="normal"/>
    </style:style>
    <style:style style:name="T3" style:family="text">
      <style:text-properties fo:font-variant="normal" fo:text-transform="none" fo:color="#222222" style:font-name="Roboto" fo:font-size="10.5pt" fo:letter-spacing="normal" fo:font-style="normal" fo:font-weight="normal" fo:background-color="#008000"/>
    </style:style>
    <style:style style:name="T4" style:family="text">
      <style:text-properties fo:font-variant="normal" fo:text-transform="none" fo:color="#222222" style:font-name="Roboto" fo:font-size="10.5pt" fo:letter-spacing="normal" fo:font-style="normal" fo:font-weight="normal" fo:background-color="#808000"/>
    </style:style>
    <style:style style:name="T5" style:family="text">
      <style:text-properties fo:font-variant="normal" fo:text-transform="none" fo:color="#222222" style:font-name="Roboto" fo:font-size="10.5pt" fo:letter-spacing="normal" fo:font-style="normal" fo:font-weight="normal" fo:background-color="#008080"/>
    </style:style>
    <style:style style:name="T6" style:family="text">
      <style:text-properties fo:font-variant="normal" fo:text-transform="none" fo:color="#222222" style:font-name="Roboto" fo:font-size="10.5pt" fo:letter-spacing="normal" fo:font-style="normal" fo:font-weight="normal" fo:background-color="#0084d1"/>
    </style:style>
    <style:style style:name="T7" style:family="text">
      <style:text-properties fo:font-variant="normal" fo:text-transform="none" fo:color="#222222" style:text-line-through-style="none" style:font-name="monospace" fo:font-size="9.75pt" fo:letter-spacing="normal" fo:font-style="normal" style:text-underline-style="none" fo:font-weight="normal" style:text-blinking="false"/>
    </style:style>
    <style:style style:name="T8" style:family="text">
      <style:text-properties fo:font-variant="normal" fo:text-transform="none" fo:color="#008000" style:font-name="Roboto" fo:font-size="10.5pt" fo:letter-spacing="normal" fo:font-style="normal" fo:font-weight="normal"/>
    </style:style>
    <style:style style:name="T9" style:family="text">
      <style:text-properties fo:font-variant="normal" fo:text-transform="none" fo:color="#006600" style:font-name="monospace" fo:font-size="9.75pt" fo:letter-spacing="normal" fo:font-style="normal" fo:font-weight="normal"/>
    </style:style>
    <style:style style:name="T10" style:family="text">
      <style:text-properties fo:font-variant="normal" fo:text-transform="none" fo:color="#258aaf" style:text-line-through-style="none" style:font-name="monospace" fo:font-size="9.75pt" fo:letter-spacing="normal" fo:font-style="normal" style:text-underline-style="none" fo:font-weight="normal" style:text-blinking="false"/>
    </style:style>
    <style:style style:name="T11" style:family="text">
      <style:text-properties style:use-window-font-color="true" style:text-outline="false" style:text-line-through-style="none" style:text-position="0% 100%" style:font-name="Ubuntu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Zen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2" style:family="text">
      <style:text-properties style:use-window-font-color="true" style:text-outline="false" style:text-line-through-style="none" style:text-position="0% 100%" style:font-name="Ubuntu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Zen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Source_20_Text"><text:span text:style-name="T1"/></text:span></text:p>
      <text:p text:style-name="P1"><text:span text:style-name="Source_20_Text"><text:span text:style-name="T1">1.</text:span></text:span></text:p>
      <text:p text:style-name="P1"><text:span text:style-name="Source_20_Text"><text:span text:style-name="T1">ViewGroup</text:span></text:span><text:span text:style-name="Source_20_Text"><text:span text:style-name="T7"> </text:span></text:span><text:span text:style-name="T2">objects are invisible view containers that define how the child views are laid out, such as in a </text:span><text:span text:style-name="T2"><office:annotation><dc:creator>Jasper Li</dc:creator><dc:date>2014-02-02T18:12:29</dc:date><text:p text:style-name="P4"><text:span text:style-name="T11">Grid : surrond</text:span></text:p></office:annotation></text:span><text:span text:style-name="T8">grid</text:span><text:span text:style-name="T2"> or a </text:span><text:span text:style-name="T8">vertical</text:span><text:span text:style-name="T2"> </text:span><text:span text:style-name="T2"><office:annotation><dc:creator>Jasper Li</dc:creator><dc:date>2014-02-02T18:13:49</dc:date><text:p text:style-name="P4"><text:span text:style-name="T11">Vertical /ˈvɜːtɪkl;/</text:span></text:p><text:p text:style-name="P4"><text:span text:style-name="T11">垂直</text:span></text:p><text:p text:style-name="P4"><text:span text:style-name="T11">Horizontal </text:span><text:span text:style-name="T11">水平的。</text:span></text:p></office:annotation></text:span><text:span text:style-name="T2">list.</text:span></text:p>
      <text:p text:style-name="P1"><text:span text:style-name="T2"/></text:p>
      <text:p text:style-name="P1"><text:span text:style-name="T2">2.</text:span></text:p>
      <text:h text:style-name="P3" text:outline-level="2"><text:bookmark text:name="LinearLayout"/><text:span text:style-name="T2">Create a </text:span><text:span text:style-name="T2"><office:annotation><dc:creator>Jasper Li</dc:creator><dc:date>2014-02-02T20:35:06</dc:date><text:p text:style-name="P5"><text:span text:style-name="T12">Linear /'lɪnɪə/ </text:span></text:p><text:p text:style-name="P5"><text:span text:style-name="T12">Arranged in a straight line.</text:span></text:p></office:annotation></text:span><text:span text:style-name="T8">Linear</text:span><text:span text:style-name="T2"> Layout</text:span></text:h>
      <text:p text:style-name="P1"><text:span text:style-name="T2"/></text:p>
      <text:p text:style-name="P1"><text:span text:style-name="T2">3.</text:span></text:p>
      <text:p text:style-name="P1"><text:span text:style-name="T2">The BlankActivity </text:span><text:span text:style-name="T2"><office:annotation><dc:creator>Jasper Li</dc:creator><dc:date>2014-02-02T20:39:47</dc:date><text:p text:style-name="P5"><text:span text:style-name="T12">Template/'tɛmpleɪt,/</text:span></text:p><text:p text:style-name="P5"><text:span text:style-name="T12">A preset format for the source code.</text:span></text:p></office:annotation></text:span><text:span text:style-name="T6">template</text:span><text:span text:style-name="T2"> you chose when you created this project includes the </text:span><text:span text:style-name="Source_20_Text"><text:span text:style-name="T9">activity_main.xml</text:span></text:span><text:span text:style-name="T2"> file with a </text:span><text:span text:style-name="Source_20_Text"><text:span text:style-name="T10">RelativeLayout</text:span></text:span><text:span text:style-name="T2"> root view and a </text:span><text:span text:style-name="Source_20_Text"><text:span text:style-name="T10">TextView</text:span></text:span><text:span text:style-name="T2"> child view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Roboto" svg:font-family="Roboto, sans-serif"/>
    <style:font-face style:name="monospace" svg:font-family="monospace"/>
    <style:font-face style:name="Ubuntu" svg:font-family="Ubuntu" style:font-family-generic="swiss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Zen Hei Mono" svg:font-family="'WenQuanYi Zen Hei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Liberation Serif" fo:font-size="18pt" fo:font-weight="bold" style:font-name-asian="WenQuanYi Zen Hei" style:font-size-asian="18pt" style:font-weight-asian="bold" style:font-name-complex="Lohit Hindi" style:font-size-complex="18pt" style:font-weight-complex="bold"/>
    </style:style>
    <style:style style:name="Source_20_Text" style:display-name="Source Text" style:family="text">
      <style:text-properties style:font-name="DejaVu Sans Mono" style:font-name-asian="WenQuanYi Zen Hei Mono" style:font-name-complex="Lohit Hindi2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sper Li</meta:initial-creator>
    <meta:creation-date>2014-02-02T08:57:18</meta:creation-date>
    <dc:date>2014-02-02T20:49:19</dc:date>
    <dc:creator>Jasper Li</dc:creator>
    <meta:editing-duration>P0D</meta:editing-duration>
    <meta:editing-cycles>3</meta:editing-cycles>
    <meta:generator>LibreOffice/3.5$Linux_X86_64 LibreOffice_project/350m1$Build-2</meta:generator>
    <meta:document-statistic meta:table-count="0" meta:image-count="0" meta:object-count="0" meta:page-count="1" meta:paragraph-count="6" meta:word-count="59" meta:character-count="324" meta:non-whitespace-character-count="275"/>
  </office:meta>
</office:document-meta>
</file>